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05">T</text:span><text:span text:style-name="_35_93">h</text:span><text:span text:style-name="_36_89">e</text:span><text:span text:style-name="_31_"> </text:span><text:span text:style-name="_35_93">M</text:span><text:span text:style-name="_38_01">c</text:span><text:span text:style-name="_32_13">W</text:span><text:span text:style-name="_35_93">i</text:span><text:span text:style-name="_37_61">l</text:span><text:span text:style-name="_37_7">l</text:span><text:span text:style-name="_33_77">i</text:span><text:span text:style-name="_36_81">a</text:span><text:span text:style-name="_32_37">m</text:span><text:span text:style-name="_35_97">s</text:span><text:span text:style-name="_38_25">e</text:span><text:span text:style-name="_31_05">s</text:span><text:span text:style-name="_33_01"> </text:span><text:span text:style-name="_37_13">A</text:span><text:span text:style-name="_39_3">n</text:span><text:span text:style-name="_35_37">d</text:span><text:span text:style-name="_36_01"> </text:span><text:span text:style-name="_32_73">T</text:span><text:span text:style-name="_35_25">h</text:span><text:span text:style-name="_36_81">e</text:span><text:span text:style-name="_31_"> </text:span><text:span text:style-name="_35_93">B</text:span><text:span text:style-name="_37_17">u</text:span><text:span text:style-name="_32_13">r</text:span><text:span text:style-name="_34_61">g</text:span><text:span text:style-name="_38_25">l</text:span><text:span text:style-name="_32_21">a</text:span><text:span text:style-name="_34_13">r</text:span><text:span text:style-name="_36_01"> </text:span><text:span text:style-name="_32_21">A</text:span><text:span text:style-name="_35_37">l</text:span><text:span text:style-name="_36_77">a</text:span><text:span text:style-name="_31_73">r</text:span><text:span text:style-name="_35_85">m</text:span></text:p>
      <text:p text:style-name="P1"><text:span text:style-name="_32_21">b</text:span><text:span text:style-name="_33_93">y</text:span><text:span text:style-name="_36_01"> </text:span><text:span text:style-name="_31_17">M</text:span><text:span text:style-name="_35_25">a</text:span><text:span text:style-name="_38_85">r</text:span><text:span text:style-name="_38_9">k</text:span><text:span text:style-name="_33_01"> </text:span><text:span text:style-name="_36_77">T</text:span><text:span text:style-name="_31_41">w</text:span><text:span text:style-name="_34_05">a</text:span><text:span text:style-name="_36_81">i</text:span><text:span text:style-name="_32_37">n</text:span></text:p>
      <text:p text:style-name="P1"><text:span text:style-name="_38_1">T</text:span><text:span text:style-name="_34_61">h</text:span><text:span text:style-name="_36_93">e</text:span><text:span text:style-name="_31_"> </text:span><text:span text:style-name="_35_33">c</text:span><text:span text:style-name="_38_61">o</text:span><text:span text:style-name="_31_61">n</text:span><text:span text:style-name="_34_65">v</text:span><text:span text:style-name="_38_73">e</text:span><text:span text:style-name="_31_53">r</text:span><text:span text:style-name="_35_13">s</text:span><text:span text:style-name="_38_09">a</text:span><text:span text:style-name="_32_81">t</text:span><text:span text:style-name="_35_85">i</text:span><text:span text:style-name="_36_81">o</text:span><text:span text:style-name="_31_73">n</text:span><text:span text:style-name="_33_01"> </text:span><text:span text:style-name="_38_93">d</text:span><text:span text:style-name="_37_7">r</text:span><text:span text:style-name="_34_65">i</text:span><text:span text:style-name="_38_01">f</text:span><text:span text:style-name="_32_85">t</text:span><text:span text:style-name="_35_13">e</text:span><text:span text:style-name="_38_85">d</text:span><text:span text:style-name="_31_"> </text:span><text:span text:style-name="_35_21">s</text:span><text:span text:style-name="_37_05">m</text:span><text:span text:style-name="_32_97">o</text:span><text:span text:style-name="_34_73">o</text:span><text:span text:style-name="_38_73">t</text:span><text:span text:style-name="_32_09">h</text:span><text:span text:style-name="_33_77">l</text:span><text:span text:style-name="_38_09">y</text:span><text:span text:style-name="_31_"> </text:span><text:span text:style-name="_34_17">a</text:span><text:span text:style-name="_38_01">n</text:span><text:span text:style-name="_31_17">d</text:span><text:span text:style-name="_33_01"> </text:span><text:span text:style-name="_37_13">p</text:span><text:span text:style-name="_31_37">l</text:span><text:span text:style-name="_35_69">e</text:span><text:span text:style-name="_37_01">a</text:span><text:span text:style-name="_39_3">s</text:span><text:span text:style-name="_33_81">a</text:span><text:span text:style-name="_37_65">n</text:span><text:span text:style-name="_32_81">t</text:span><text:span text:style-name="_35_85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25.44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7:34.69</dc:date>
    <meta:template xlink:type="simple" xlink:actuate="onRequest" xlink:title="Haathi" xlink:href="file:///C:/Users/kwa/AppData/Roaming/OpenOffice/4/user/template/Haathi.ott" meta:date="2016-02-23T10:17:25"/>
  </office:meta>
</office:document-meta>
</file>